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8pt" officeooo:paragraph-rsid="000b4f2b" style:font-size-asian="18pt" style:font-size-complex="18pt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L1">
      <style:text-properties style:font-name="Arial"/>
    </style:style>
    <style:style style:name="P5" style:family="paragraph" style:parent-style-name="Text_20_body" style:list-style-name="L2">
      <style:text-properties style:font-name="Arial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style:font-name="Arial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style:font-name="Arial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font-name="Arial" officeooo:paragraph-rsid="00095c01"/>
    </style:style>
    <style:style style:name="T1" style:family="text">
      <style:text-properties officeooo:rsid="000b4f2b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zlrecipe-container-516">
        <text:section text:style-name="Sect1" text:name="zlrecipe-container">
          <text:p text:style-name="P1"/>
          <text:p text:style-name="P2"><text:span text:style-name="T1">Carnival Cruises Chocolate Decadence cake</text:span></text:p>
          <text:p text:style-name="P1"/>
          <text:section text:style-name="Sect1" text:name="zlrecipe-innerdiv">
            <text:p text:style-name="P3"><text:bookmark text:name="zlrecipe-ingredients"/>Ingredients</text:p>
            <text:list xml:id="list4335412745803068265" text:style-name="L1">
              <text:list-item>
                <text:p text:style-name="P6"><text:bookmark text:name="zlrecipe-ingredients-list"/><text:bookmark text:name="zlrecipe-ingredient-0"/>3/4 c. (6 oz.) dark chocolate chips </text:p>
              </text:list-item>
              <text:list-item>
                <text:p text:style-name="P6"><text:bookmark text:name="zlrecipe-ingredient-1"/>3/4 c. (6 oz.) butter </text:p>
              </text:list-item>
              <text:list-item>
                <text:p text:style-name="P6"><text:bookmark text:name="zlrecipe-ingredient-2"/>4 eggs (room temperature) </text:p>
              </text:list-item>
              <text:list-item>
                <text:p text:style-name="P6"><text:bookmark text:name="zlrecipe-ingredient-3"/>3/4 c. (6 oz.) sugar </text:p>
              </text:list-item>
              <text:list-item>
                <text:p text:style-name="P6"><text:bookmark text:name="zlrecipe-ingredient-4"/>1/8 tsp. vanilla extract </text:p>
              </text:list-item>
              <text:list-item>
                <text:p text:style-name="P4"><text:bookmark text:name="zlrecipe-ingredient-5"/>1/4 c. (2 oz.) flour</text:p>
              </text:list-item>
            </text:list>
            <text:p text:style-name="P3"><text:bookmark text:name="zlrecipe-instructions"/>Instructions</text:p>
            <text:list xml:id="list8165031350601661443" text:style-name="L2">
              <text:list-item>
                <text:p text:style-name="P8"><text:bookmark text:name="zlrecipe-instructions-list"/><text:bookmark text:name="zlrecipe-instruction-0"/>Preheat oven to 375-degrees. </text:p>
              </text:list-item>
              <text:list-item>
                <text:p text:style-name="P8">Melt chocolate and butter in a small saucepan, cool 10 minutes.</text:p>
              </text:list-item>
              <text:list-item>
                <text:p text:style-name="P8">In the meantime, in a separate bowl, whisk eggs and sugar together. </text:p>
              </text:list-item>
              <text:list-item>
                <text:p text:style-name="P8">Add flour and whisk until flour is well mixed in. </text:p>
              </text:list-item>
              <text:list-item>
                <text:p text:style-name="P8">When chocolate has cooled stir in egg mixture. </text:p>
              </text:list-item>
              <text:list-item>
                <text:p text:style-name="P7"/>
              </text:list-item>
              <text:list-item>
                <text:p text:style-name="P8"><text:bookmark text:name="zlrecipe-instruction-1"/>Fill 7oz. ramekins about 3/4 of the way full with chocolate batter. </text:p>
              </text:list-item>
              <text:list-item>
                <text:p text:style-name="P8">Bake for 14 minutes. You may need to add an extra few minutes of baking time depending on your elevation.</text:p>
              </text:list-item>
              <text:list-item>
                <text:p text:style-name="P8"><text:s/></text:p>
              </text:list-item>
              <text:list-item>
                <text:p text:style-name="P5"><text:bookmark text:name="zlrecipe-instruction-2"/>The cake should be cake-like and spongy on the top but the middle of the cake should be melty and gooey-- the consistency of pudding, not too runny. Do not let it overcook--watch these babies closely! Serve with ice cream. (makes 4 servings)</text:p>
              </text:list-item>
            </text:list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3.3$Windows_x86 LibreOffice_project/0eaa50a932c8f2199a615e1eb30f7ac74279539</meta:generator>
    <dc:date>2014-09-27T18:15:14.08</dc:date>
    <meta:document-statistic meta:table-count="0" meta:image-count="0" meta:object-count="0" meta:page-count="1" meta:paragraph-count="19" meta:word-count="174" meta:character-count="902" meta:non-whitespace-character-count="751"/>
    <meta:user-defined meta:name="Info 1"/>
    <meta:user-defined meta:name="Info 2"/>
    <meta:user-defined meta:name="Info 3"/>
    <meta:user-defined meta:name="Info 4"/>
  </office:meta>
</office:document-meta>
</file>